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b1d54" officeooo:paragraph-rsid="000b1d54"/>
    </style:style>
    <style:style style:name="P2" style:family="paragraph" style:parent-style-name="Standard">
      <style:text-properties style:font-name="Courier 10 Pitch" officeooo:rsid="000b1d54" officeooo:paragraph-rsid="000ea778"/>
    </style:style>
    <style:style style:name="P3" style:family="paragraph" style:parent-style-name="Standard">
      <style:text-properties style:font-name="Courier 10 Pitch" officeooo:rsid="000b23cd" officeooo:paragraph-rsid="000b23cd"/>
    </style:style>
    <style:style style:name="P4" style:family="paragraph" style:parent-style-name="Standard">
      <style:text-properties style:font-name="Courier 10 Pitch" officeooo:rsid="000ca9f1" officeooo:paragraph-rsid="000ca9f1"/>
    </style:style>
    <style:style style:name="P5" style:family="paragraph" style:parent-style-name="Standard">
      <style:text-properties style:font-name="Courier 10 Pitch" officeooo:rsid="000ea0cb" officeooo:paragraph-rsid="000ea0cb"/>
    </style:style>
    <style:style style:name="P6" style:family="paragraph" style:parent-style-name="Standard">
      <style:text-properties style:font-name="Courier 10 Pitch" officeooo:rsid="000fce86" officeooo:paragraph-rsid="000fce86"/>
    </style:style>
    <style:style style:name="P7" style:family="paragraph" style:parent-style-name="Standard">
      <style:text-properties style:font-name="Courier 10 Pitch" officeooo:rsid="00113c28" officeooo:paragraph-rsid="00113c28"/>
    </style:style>
    <style:style style:name="P8" style:family="paragraph" style:parent-style-name="Standard">
      <style:text-properties style:font-name="Courier 10 Pitch" officeooo:rsid="0013e4a1" officeooo:paragraph-rsid="0013e4a1"/>
    </style:style>
    <style:style style:name="P9" style:family="paragraph" style:parent-style-name="Standard">
      <style:text-properties style:font-name="Courier 10 Pitch" officeooo:rsid="001746d1" officeooo:paragraph-rsid="00178d3a"/>
    </style:style>
    <style:style style:name="P10" style:family="paragraph" style:parent-style-name="Standard">
      <style:text-properties style:font-name="Courier 10 Pitch" officeooo:rsid="0017c77a" officeooo:paragraph-rsid="0017c77a"/>
    </style:style>
    <style:style style:name="P11" style:family="paragraph" style:parent-style-name="Standard">
      <style:text-properties style:font-name="Courier 10 Pitch" officeooo:rsid="0019bb55" officeooo:paragraph-rsid="0019bb55"/>
    </style:style>
    <style:style style:name="P12" style:family="paragraph" style:parent-style-name="Standard">
      <style:text-properties style:font-name="Courier 10 Pitch" officeooo:rsid="00207c50" officeooo:paragraph-rsid="00207c50"/>
    </style:style>
    <style:style style:name="P13" style:family="paragraph" style:parent-style-name="Standard">
      <style:text-properties style:font-name="Courier 10 Pitch" officeooo:rsid="00256c67" officeooo:paragraph-rsid="00256c67"/>
    </style:style>
    <style:style style:name="P14" style:family="paragraph" style:parent-style-name="Standard">
      <style:text-properties style:font-name="Courier 10 Pitch" officeooo:rsid="00256c67" officeooo:paragraph-rsid="0025ced1"/>
    </style:style>
    <style:style style:name="P15" style:family="paragraph" style:parent-style-name="Standard">
      <style:text-properties style:font-name="Courier 10 Pitch" officeooo:rsid="00256c67" officeooo:paragraph-rsid="0027a1e1"/>
    </style:style>
    <style:style style:name="P16" style:family="paragraph" style:parent-style-name="Standard">
      <style:text-properties style:font-name="Courier 10 Pitch" officeooo:rsid="0027a1e1" officeooo:paragraph-rsid="0027a1e1"/>
    </style:style>
    <style:style style:name="P17" style:family="paragraph" style:parent-style-name="Standard">
      <style:text-properties style:font-name="Courier 10 Pitch" officeooo:rsid="0027a1e1" officeooo:paragraph-rsid="0027a1e1"/>
    </style:style>
    <style:style style:name="P18" style:family="paragraph" style:parent-style-name="Standard">
      <style:text-properties style:font-name="Courier 10 Pitch" officeooo:rsid="0027fa3f" officeooo:paragraph-rsid="0027fa3f"/>
    </style:style>
    <style:style style:name="P19" style:family="paragraph" style:parent-style-name="Standard">
      <style:text-properties style:font-name="Courier 10 Pitch" officeooo:rsid="000b1d54" officeooo:paragraph-rsid="000b1d54"/>
    </style:style>
    <style:style style:name="T1" style:family="text">
      <style:text-properties fo:background-color="#ff0000" loext:char-shading-value="0"/>
    </style:style>
    <style:style style:name="T2" style:family="text">
      <style:text-properties fo:background-color="#00ffff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00ff" loext:char-shading-value="0"/>
    </style:style>
    <style:style style:name="T5" style:family="text">
      <style:text-properties officeooo:rsid="0015a9e6"/>
    </style:style>
    <style:style style:name="T6" style:family="text">
      <style:text-properties officeooo:rsid="00178d3a"/>
    </style:style>
    <style:style style:name="T7" style:family="text">
      <style:text-properties fo:background-color="#00ae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Off <text:s/>0010 <text:span text:style-name="T1">0</text:span>000 0100 1000 0000 0000 0000 0000 0000 0000 0001 <text:s/><text:span text:style-name="T5">02 04 80 00 00 01 <text:s/></text:span></text:p>
      <text:p text:style-name="P1">powerOn <text:s/>0010 1000 0100 1000 0000 0000 0000 0000 0000 0000 1001</text:p>
      <text:p text:style-name="P1"/>
      <text:p text:style-name="P1">fanAuto <text:s/>0010 1000 01<text:span text:style-name="T2">00</text:span> 1000 0000 0000 0000 0000 0000 0000 1001</text:p>
      <text:p text:style-name="P1">fanHigh <text:s/>0010 1000 01<text:span text:style-name="T2">01</text:span> 1000 0000 0000 0000 0000 0000 0000 1000</text:p>
      <text:p text:style-name="P1">fanMed <text:s text:c="2"/>0010 1000 01<text:span text:style-name="T2">10</text:span> 1000 0000 0000 0000 0000 0000 0000 0111</text:p>
      <text:p text:style-name="P1">fanLow <text:s text:c="2"/>0010 1000 01<text:span text:style-name="T2">11</text:span> 1000 0000 0000 0000 0000 0000 0000 0110</text:p>
      <text:p text:style-name="P1"/>
      <text:p text:style-name="P1">sleepOn <text:s/>0010 1<text:span text:style-name="T3">1</text:span>00 0100 0111 0000 0000 0000 0000 0000 0000 0110</text:p>
      <text:p text:style-name="P1">sleepOff 0010 1<text:span text:style-name="T3">0</text:span>00 0100 0111 0000 0000 0000 0000 0000 0000 1010</text:p>
      <text:p text:style-name="P1"/>
      <text:p text:style-name="P2">modeFan <text:s/>0010 1000 <text:span text:style-name="T7">00</text:span>00 0111 0000 0000 0000 0000 0000 0000 1110</text:p>
      <text:p text:style-name="P2">modeCool 0010 1000 <text:span text:style-name="T7">01</text:span>00 0111 0000 0000 0000 0000 0000 0000 1010</text:p>
      <text:p text:style-name="P1">modeDry <text:s/>0010 1000 <text:span text:style-name="T7">10</text:span>00 0111 0000 0000 0000 0000 0000 0000 0110</text:p>
      <text:p text:style-name="P1"/>
      <text:p text:style-name="P1">temp18 <text:s text:c="2"/>0010 1000 0100 <text:span text:style-name="T4">0011</text:span> 0000 0000 0000 0000 0000 0000 1110</text:p>
      <text:p text:style-name="P1">temp19 <text:s text:c="2"/>0010 1000 0100 <text:span text:style-name="T4">0100</text:span> 0000 0000 0000 0000 0000 0000 1101</text:p>
      <text:p text:style-name="P1">temp20 <text:s text:c="2"/>0010 1000 0100 <text:span text:style-name="T4">0101</text:span> 0000 0000 0000 0000 0000 0000 1100</text:p>
      <text:p text:style-name="P1">temp21 <text:s text:c="2"/>0010 1000 0100 <text:span text:style-name="T4">0110</text:span> 0000 0000 0000 0000 0000 0000 1011</text:p>
      <text:p text:style-name="P1">temp22 <text:s text:c="2"/>0010 1000 0100 <text:span text:style-name="T4">0111</text:span> 0000 0000 0000 0000 0000 0000 1010</text:p>
      <text:p text:style-name="P1">temp23 <text:s text:c="2"/>0010 1000 0100 <text:span text:style-name="T4">1000</text:span> 0000 0000 0000 0000 0000 0000 1001</text:p>
      <text:p text:style-name="P1">temp24 <text:s text:c="2"/>0010 1000 0100 <text:span text:style-name="T4">1001</text:span> 0000 0000 0000 0000 0000 0000 1000</text:p>
      <text:p text:style-name="P1">temp25 <text:s text:c="2"/>0010 1000 0100 <text:span text:style-name="T4">1010</text:span> 0000 0000 0000 0000 0000 0000 0111</text:p>
      <text:p text:style-name="P1">temp26 <text:s text:c="2"/>0010 1000 0100 <text:span text:style-name="T4">1011</text:span> 0000 0000 0000 0000 0000 0000 0110</text:p>
      <text:p text:style-name="P1">temp27 <text:s text:c="2"/>0010 1000 0100 <text:span text:style-name="T4">1100</text:span> 0000 0000 0000 0000 0000 0000 0101</text:p>
      <text:p text:style-name="P1">temp28 <text:s text:c="2"/>0010 1000 0100 <text:span text:style-name="T4">1101</text:span> 0000 0000 0000 0000 0000 0000 0100</text:p>
      <text:p text:style-name="P1">temp29 <text:s text:c="2"/>0010 1000 0100 <text:span text:style-name="T4">1110</text:span> 0000 0000 0000 0000 0000 0000 0011</text:p>
      <text:p text:style-name="P1">temp30 <text:s text:c="2"/>0010 1000 0100 <text:span text:style-name="T4">1111</text:span> 0000 0000 0000 0000 0000 0000 0010</text:p>
      <text:p text:style-name="P1"><text:s text:c="9"/></text:p>
      <text:p text:style-name="P1"/>
      <text:p text:style-name="P1">sweep <text:s text:c="3"/>0010 10<text:span text:style-name="T3">1</text:span>0 0100 0111 0000 0000 0000 0000 0000 0000 1000</text:p>
      <text:p text:style-name="P1"/>
      <text:p text:style-name="P1">timerOn <text:s/></text:p>
      <text:p text:style-name="P9"><text:s text:c="6"/><text:span text:style-name="T6">0h</text:span> 0011 1000 0100 1000 0101 1111 0000 0000 0000 0000 0100</text:p>
      <text:p text:style-name="P9"/>
      <text:p text:style-name="P1">timerOff </text:p>
      <text:p text:style-name="P10"><text:s text:c="6"/>0h 0011 1000 0100 1000 0000 0000 0000 1011 1101 0100 1100</text:p>
      <text:p text:style-name="P1"/>
      <text:p text:style-name="P1"/>
      <text:p text:style-name="P11">ACT 1-4bit</text:p>
      <text:p text:style-name="P11"><text:s text:c="2"/>Normal: 0010</text:p>
      <text:p text:style-name="P11"><text:s text:c="2"/>Timer: <text:s/>0011</text:p>
      <text:p text:style-name="P11"/>
      <text:p text:style-name="P1"/>
      <text:p text:style-name="P4">POWER 5bit</text:p>
      <text:p text:style-name="P1"><text:s text:c="3"/>Off <text:s text:c="2"/>0</text:p>
      <text:p text:style-name="P1"><text:s text:c="3"/>On <text:s text:c="3"/>1</text:p>
      <text:p text:style-name="P1"/>
      <text:p text:style-name="P5">SLEEP 6bit</text:p>
      <text:p text:style-name="P5"><text:s text:c="3"/>Off <text:s text:c="2"/>0</text:p>
      <text:p text:style-name="P5"><text:s text:c="3"/>On <text:s text:c="3"/>1</text:p>
      <text:p text:style-name="P5"/>
      <text:p text:style-name="P8">SWEEP 7bit</text:p>
      <text:p text:style-name="P8"><text:s text:c="3"/>On/Off 1</text:p>
      <text:p text:style-name="P5"/>
      <text:p text:style-name="P6">MODE 9-10bit</text:p>
      <text:p text:style-name="P6"><text:s text:c="3"/>fan <text:s text:c="2"/>00 </text:p>
      <text:p text:style-name="P6"><text:s text:c="3"/>cool <text:s/>01</text:p>
      <text:p text:style-name="P6"><text:s text:c="3"/>dry <text:s text:c="2"/>10</text:p>
      <text:p text:style-name="P1"/>
      <text:p text:style-name="P3">FAN 11-12bit </text:p>
      <text:p text:style-name="P3"><text:s text:c="3"/>auto <text:s/>00 </text:p>
      <text:p text:style-name="P3"><text:s text:c="3"/>high <text:s/>01 </text:p>
      <text:p text:style-name="P3"><text:s text:c="3"/>med <text:s text:c="2"/>10</text:p>
      <text:p text:style-name="P3"><text:s text:c="3"/>low <text:s text:c="2"/>11</text:p>
      <text:p text:style-name="P3"/>
      <text:p text:style-name="P7">TEMP 13-16bit</text:p>
      <text:p text:style-name="P7"><text:s text:c="3"/>18 <text:s text:c="3"/><text:bookmark-start text:name="__DdeLink__474_617571368"/>0011<text:bookmark-end text:name="__DdeLink__474_617571368"/></text:p>
      <text:p text:style-name="P7"><text:s text:c="3"/>19 <text:s text:c="3"/><text:bookmark-start text:name="__DdeLink__476_617571368"/>0100<text:bookmark-end text:name="__DdeLink__476_617571368"/> </text:p>
      <text:p text:style-name="P7"><text:s text:c="3"/>20 <text:s text:c="3"/><text:bookmark-start text:name="__DdeLink__478_617571368"/>0101<text:bookmark-end text:name="__DdeLink__478_617571368"/></text:p>
      <text:p text:style-name="P7"><text:s text:c="3"/>21 <text:s text:c="3"/><text:bookmark-start text:name="__DdeLink__481_617571368"/>0110<text:bookmark-end text:name="__DdeLink__481_617571368"/></text:p>
      <text:p text:style-name="P7"><text:s text:c="3"/>22 <text:s text:c="3"/><text:bookmark-start text:name="__DdeLink__483_617571368"/>0111<text:bookmark-end text:name="__DdeLink__483_617571368"/></text:p>
      <text:p text:style-name="P7"><text:s text:c="3"/>23 <text:s text:c="3"/><text:bookmark-start text:name="__DdeLink__485_617571368"/>1000<text:bookmark-end text:name="__DdeLink__485_617571368"/></text:p>
      <text:p text:style-name="P7"><text:s text:c="3"/>24 <text:s text:c="3"/><text:bookmark-start text:name="__DdeLink__487_617571368"/>1001<text:bookmark-end text:name="__DdeLink__487_617571368"/></text:p>
      <text:p text:style-name="P7"><text:s text:c="3"/>25 <text:s text:c="3"/><text:bookmark-start text:name="__DdeLink__489_617571368"/>1010<text:bookmark-end text:name="__DdeLink__489_617571368"/></text:p>
      <text:p text:style-name="P7"><text:soft-page-break/><text:s text:c="3"/>26 <text:s text:c="3"/><text:bookmark-start text:name="__DdeLink__491_617571368"/>1011<text:bookmark-end text:name="__DdeLink__491_617571368"/></text:p>
      <text:p text:style-name="P7"><text:s text:c="3"/>27 <text:s text:c="3"/><text:bookmark-start text:name="__DdeLink__493_617571368"/>1100<text:bookmark-end text:name="__DdeLink__493_617571368"/></text:p>
      <text:p text:style-name="P7"><text:s text:c="3"/>28 <text:s text:c="3"/><text:bookmark-start text:name="__DdeLink__495_617571368"/>1101<text:bookmark-end text:name="__DdeLink__495_617571368"/></text:p>
      <text:p text:style-name="P7"><text:s text:c="3"/>29 <text:s text:c="3"/><text:bookmark-start text:name="__DdeLink__497_617571368"/>1110<text:bookmark-end text:name="__DdeLink__497_617571368"/></text:p>
      <text:p text:style-name="P7"><text:s text:c="3"/>30 <text:s text:c="3"/><text:bookmark-start text:name="__DdeLink__499_617571368"/>1111<text:bookmark-end text:name="__DdeLink__499_617571368"/></text:p>
      <text:p text:style-name="P7"/>
      <text:p text:style-name="P1"/>
      <text:p text:style-name="P1"/>
      <text:p text:style-name="P1"/>
      <text:p text:style-name="P12"/>
      <text:p text:style-name="P12"/>
      <text:p text:style-name="P18"><text:s text:c="5"/>+8900, -4500 <text:s text:c="4"/>+ 500, - 650 <text:s text:c="4"/>+ 550, - 600 <text:s text:c="4"/>+ 500, -1750</text:p>
      <text:p text:style-name="P18"/>
      <text:p text:style-name="P18">+ 500, - 650 <text:s text:c="4"/>+ 550, -1700 <text:s text:c="4"/>+ 500, - 650 <text:s text:c="4"/>+ 500, - 650</text:p>
      <text:p text:style-name="P18"/>
      <text:p text:style-name="P18">+ 550, - 600 <text:s text:c="4"/>+ 550, - 600 <text:s text:c="4"/>+ 550, -1700 <text:s text:c="4"/>+ 550, - 600</text:p>
      <text:p text:style-name="P18"/>
      <text:p text:style-name="P18">+ 550, - 600 <text:s text:c="4"/>+ 550, -1700 <text:s text:c="4"/>+ 550, - 600 <text:s text:c="4"/>+ 550, - 600</text:p>
      <text:p text:style-name="P18"/>
      <text:p text:style-name="P18">+ 550, -1700 <text:s text:c="4"/>+ 500, - 650 <text:s text:c="4"/>+ 550, - 650 <text:s text:c="4"/>+ 500, - 650</text:p>
      <text:p text:style-name="P18"/>
      <text:p text:style-name="P18">+ 550, - 600 <text:s text:c="4"/>+ 500, - 650 <text:s text:c="4"/>+ 500, - 650 <text:s text:c="4"/>+ 550, - 600</text:p>
      <text:p text:style-name="P18"/>
      <text:p text:style-name="P18">+ 550, - 600 <text:s text:c="4"/>+ 550, - 600 <text:s text:c="4"/>+ 550, - 650 <text:s text:c="4"/>+ 500, - 600</text:p>
      <text:p text:style-name="P18"/>
      <text:p text:style-name="P18">+ 550, - 650 <text:s text:c="4"/>+ 500, - 650 <text:s text:c="4"/>+ 550, - 600 <text:s text:c="4"/>+ 500, - 650</text:p>
      <text:p text:style-name="P18"/>
      <text:p text:style-name="P18">+ 500, - 650 <text:s text:c="4"/>+ 550, - 600 <text:s text:c="4"/>+ 550, - 650 <text:s text:c="4"/>+ 500, - 650</text:p>
      <text:p text:style-name="P18"/>
      <text:p text:style-name="P18">+ 500, - 600 <text:s text:c="4"/>+ 550, - 600 <text:s text:c="4"/>+ 550, - 650 <text:s text:c="4"/>+ 500, - 650</text:p>
      <text:p text:style-name="P18"/>
      <text:p text:style-name="P18">+ 550, - 600 <text:s text:c="4"/>+ 500, -1700 <text:s text:c="4"/>+ 600, - 600 <text:s text:c="4"/>+ 550, - 600</text:p>
      <text:p text:style-name="P18"/>
      <text:p text:style-name="P18"/>
      <text:p text:style-name="P18">+ 550, - 650 <text:s text:c="4"/>+ 50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8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8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family="Verdana" style:font-family-generic="swiss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6-07-11T21:40:27.019718356</meta:creation-date>
    <dc:date>2016-07-13T20:35:58.912011045</dc:date>
    <dc:creator>Danilo </dc:creator>
    <meta:editing-duration>PT5H3M21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2" meta:paragraph-count="76" meta:word-count="574" meta:character-count="2888" meta:non-whitespace-character-count="2024"/>
  </office:meta>
</office:document-meta>
</file>